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StyleText.writeLevelGroup( Rtf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ListStyleText.writeParagraphPrefix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ListStyleText.RtfListStyle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ListStyleText.writeListPrefix( RtfList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